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text-properties style:font-name="Likhan" fo:font-weight="normal" style:font-weight-asian="normal" style:font-weight-complex="normal"/>
    </style:style>
    <style:style style:name="P3" style:family="paragraph">
      <style:text-properties style:font-name="Likhan"/>
    </style:style>
    <style:style style:name="P4" style:family="paragraph">
      <style:text-properties fo:font-style="italic" style:text-underline-style="none" style:font-style-asian="italic" style:font-style-complex="italic"/>
    </style:style>
    <style:style style:name="P5" style:family="paragraph">
      <style:text-properties fo:font-style="italic" style:text-underline-style="none" fo:background-color="#ff33ff" style:font-style-asian="italic" style:font-style-complex="italic"/>
    </style:style>
    <style:style style:name="T1" style:family="text">
      <style:text-properties style:font-name="Likhan" fo:font-weight="normal" style:font-weight-asian="normal" style:font-weight-complex="normal"/>
    </style:style>
    <style:style style:name="T2" style:family="text">
      <style:text-properties style:font-name="Likhan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Neural Networks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PROS</text:p>
              </text:list-header>
              <text:list-item>
                <text:p>State of the art</text:p>
              </text:list-item>
              <text:list-item>
                <text:p>Effective for complex modelling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CONS</text:p>
              </text:list-header>
              <text:list-item>
                <text:p>More training time, data, computation</text:p>
              </text:list-item>
              <text:list-item>
                <text:p>Careful preprocessing</text:p>
              </text:list-item>
              <text:list-item>
                <text:p>Good choice when features are of similar ty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B Classifi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y efficient</text:p>
              </text:list-item>
              <text:list-item>
                <text:p>Independent features</text:p>
              </text:list-item>
              <text:list-item>
                <text:p>Not good for generalization</text:p>
              </text:list-item>
              <text:list-item>
                <text:p>Gaussian NB – mean/std</text:p>
              </text:list-item>
              <text:list-item>
                <text:p>Multinomial NB – count/frequency</text:p>
              </text:list-item>
              <text:list-item>
                <text:p>Binomial – present/not pres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>
        <draw:frame presentation:style-name="pr1" draw:layer="layout" svg:width="25.199cm" svg:height="3.506cm" svg:x="1.4cm" svg:y="0.837cm" presentation:class="title">
          <draw:text-box>
            <text:p>Random Forest</text:p>
          </draw:text-box>
        </draw:frame>
        <draw:frame presentation:style-name="pr5" draw:text-style-name="P2" draw:layer="layout" svg:width="12.4cm" svg:height="9.762cm" svg:x="1.6cm" svg:y="7.4cm" presentation:class="outline" presentation:user-transformed="true">
          <draw:text-box>
            <text:list text:style-name="L2">
              <text:list-header>
                <text:p text:style-name="P2"><text:span text:style-name="T1">PROS</text:span></text:p>
              </text:list-header>
              <text:list-item>
                <text:p text:style-name="P2"><text:span text:style-name="T1">Normalization not </text:span><text:span text:style-name="T1">needed</text:span></text:p>
              </text:list-item>
              <text:list-item>
                <text:p text:style-name="P2"><text:span text:style-name="T1">Easily parallelized </text:span><text:span text:style-name="T1">across many GPUs</text:span></text:p>
              </text:list-item>
            </text:list>
          </draw:text-box>
        </draw:frame>
        <draw:frame presentation:style-name="pr5" draw:text-style-name="P3" draw:layer="layout" svg:width="12.297cm" svg:height="9.685cm" svg:x="14.503cm" svg:y="7.4cm" presentation:class="outline" presentation:user-transformed="true">
          <draw:text-box>
            <text:list text:style-name="L2">
              <text:list-header>
                <text:p text:style-name="P3"><text:span text:style-name="T2">CONS</text:span></text:p>
              </text:list-header>
              <text:list-item>
                <text:p text:style-name="P3"><text:span text:style-name="T2">Too difficult models for humans to interpret</text:span></text:p>
              </text:list-item>
              <text:list-item>
                <text:p text:style-name="P3"><text:span text:style-name="T2">Not good choice for very high dimensional tasks</text:span></text:p>
              </text:list-item>
            </text:list>
          </draw:text-box>
        </draw:frame>
        <draw:frame presentation:style-name="pr5" draw:text-style-name="P5" draw:layer="layout" svg:width="16.8cm" svg:height="3.057cm" svg:x="5.6cm" svg:y="4.343cm" presentation:class="outline" presentation:user-transformed="true">
          <draw:text-box>
            <text:list text:style-name="L2">
              <text:list-item>
                <text:p text:style-name="P4"><text:span text:style-name="T3">Ensemble of trees</text:span></text:p>
              </text:list-item>
              <text:list-item>
                <text:p text:style-name="P4"><text:span text:style-name="T3">more trees = less overfitting, more stabl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2:13:24.990545046</meta:creation-date>
    <dc:date>2018-01-01T13:24:28.015675871</dc:date>
    <meta:editing-duration>PT23M15S</meta:editing-duration>
    <meta:editing-cycles>3</meta:editing-cycles>
    <meta:generator>LibreOffice/5.1.6.2$Linux_X86_64 LibreOffice_project/10m0$Build-2</meta:generator>
    <meta:document-statistic meta:object-count="36"/>
  </office:meta>
</office:document-meta>
</file>